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0B3000000A8095228F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svg:stroke-opacity="100%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3.937cm" svg:height="2.286cm" svg:x="2.905cm" svg:y="5.445cm">
          <text:p/>
        </draw:rect>
        <draw:rect draw:style-name="gr2" draw:text-style-name="P1" draw:layer="layout" svg:width="3.937cm" svg:height="2.286cm" svg:x="2.905cm" svg:y="10.906cm">
          <text:p text:style-name="P1">Output B</text:p>
        </draw:rect>
        <draw:rect draw:style-name="gr3" draw:text-style-name="P1" draw:layer="layout" svg:width="3.937cm" svg:height="2.286cm" svg:x="2.906cm" svg:y="5.445cm">
          <text:p text:style-name="P1">Input B</text:p>
        </draw:rect>
        <draw:rect draw:style-name="gr3" draw:text-style-name="P1" draw:layer="layout" svg:width="3.937cm" svg:height="2.286cm" svg:x="11.541cm" svg:y="10.906cm">
          <text:p text:style-name="P1">Output SAT</text:p>
        </draw:rect>
        <draw:rect draw:style-name="gr3" draw:text-style-name="P1" draw:layer="layout" svg:width="3.937cm" svg:height="2.286cm" svg:x="11.541cm" svg:y="5.445cm">
          <text:p text:style-name="P1">Input SAT</text:p>
        </draw:rect>
        <draw:line draw:style-name="gr4" draw:text-style-name="P1" draw:layer="layout" svg:x1="6.842cm" svg:y1="6.588cm" svg:x2="11.668cm" svg:y2="6.588cm">
          <text:p/>
        </draw:line>
        <draw:line draw:style-name="gr4" draw:text-style-name="P1" draw:layer="layout" svg:x1="6.842cm" svg:y1="12.176cm" svg:x2="11.668cm" svg:y2="12.176cm">
          <text:p/>
        </draw:line>
        <draw:rect draw:style-name="gr3" draw:text-style-name="P1" draw:layer="layout" svg:width="3.937cm" svg:height="2.286cm" svg:x="20.304cm" svg:y="10.906cm">
          <text:p text:style-name="P1">Output C</text:p>
        </draw:rect>
        <draw:line draw:style-name="gr4" draw:text-style-name="P1" draw:layer="layout" svg:x1="15.478cm" svg:y1="12.049cm" svg:x2="20.304cm" svg:y2="12.049cm">
          <text:p/>
        </draw:line>
        <draw:rect draw:style-name="gr3" draw:text-style-name="P1" draw:layer="layout" svg:width="3.937cm" svg:height="2.286cm" svg:x="20.304cm" svg:y="5.445cm">
          <text:p text:style-name="P1">Input C</text:p>
        </draw:rect>
        <draw:line draw:style-name="gr4" draw:text-style-name="P1" draw:layer="layout" svg:x1="15.478cm" svg:y1="6.588cm" svg:x2="20.304cm" svg:y2="6.588cm">
          <text:p/>
        </draw:line>
        <draw:line draw:style-name="gr4" draw:text-style-name="P1" draw:layer="layout" svg:x1="22.209cm" svg:y1="7.731cm" svg:x2="22.209cm" svg:y2="11.033cm">
          <text:p/>
        </draw:line>
        <draw:frame draw:style-name="gr5" draw:text-style-name="P1" draw:layer="layout" svg:width="2.551cm" svg:height="0.963cm" svg:x="7.72cm" svg:y="5.498cm">
          <draw:text-box>
            <text:p text:style-name="P1">f1</text:p>
          </draw:text-box>
        </draw:frame>
        <draw:frame draw:style-name="gr5" draw:text-style-name="P1" draw:layer="layout" svg:width="2.551cm" svg:height="0.963cm" svg:x="16.483cm" svg:y="5.572cm">
          <draw:text-box>
            <text:p text:style-name="P1">f2</text:p>
          </draw:text-box>
        </draw:frame>
        <draw:frame draw:style-name="gr5" draw:text-style-name="P1" draw:layer="layout" svg:width="2.551cm" svg:height="0.963cm" svg:x="21.944cm" svg:y="8.927cm">
          <draw:text-box>
            <text:p text:style-name="P1">Pc</text:p>
          </draw:text-box>
        </draw:frame>
        <draw:frame draw:style-name="gr5" draw:text-style-name="P1" draw:layer="layout" svg:width="2.551cm" svg:height="0.963cm" svg:x="16.367cm" svg:y="10.959cm">
          <draw:text-box>
            <text:p text:style-name="P1">h2</text:p>
          </draw:text-box>
        </draw:frame>
        <draw:frame draw:style-name="gr5" draw:text-style-name="P1" draw:layer="layout" svg:width="2.551cm" svg:height="0.963cm" svg:x="7.72cm" svg:y="11.16cm">
          <draw:text-box>
            <text:p text:style-name="P1">h1</text:p>
          </draw:text-box>
        </draw:frame>
        <draw:rect draw:style-name="gr1" draw:text-style-name="P1" draw:layer="layout" svg:width="3.937cm" svg:height="2.286cm" svg:x="2.778cm" svg:y="16.621cm">
          <text:p/>
        </draw:rect>
        <draw:rect draw:style-name="gr2" draw:text-style-name="P1" draw:layer="layout" svg:width="3.937cm" svg:height="2.286cm" svg:x="2.778cm" svg:y="22.082cm">
          <text:p text:style-name="P1">ILP</text:p>
        </draw:rect>
        <draw:rect draw:style-name="gr3" draw:text-style-name="P1" draw:layer="layout" svg:width="3.937cm" svg:height="2.286cm" svg:x="2.779cm" svg:y="16.621cm">
          <text:p text:style-name="P1">G</text:p>
        </draw:rect>
        <draw:rect draw:style-name="gr3" draw:text-style-name="P1" draw:layer="layout" svg:width="3.937cm" svg:height="2.286cm" svg:x="11.414cm" svg:y="22.082cm">
          <text:p text:style-name="P1">{x1,x2,...,xn}</text:p>
        </draw:rect>
        <draw:rect draw:style-name="gr3" draw:text-style-name="P1" draw:layer="layout" svg:width="3.937cm" svg:height="2.286cm" svg:x="11.414cm" svg:y="16.621cm">
          <text:p text:style-name="P1">MIS</text:p>
        </draw:rect>
        <draw:line draw:style-name="gr4" draw:text-style-name="P1" draw:layer="layout" svg:x1="6.715cm" svg:y1="17.764cm" svg:x2="11.541cm" svg:y2="17.764cm">
          <text:p/>
        </draw:line>
        <draw:line draw:style-name="gr4" draw:text-style-name="P1" draw:layer="layout" svg:x1="6.715cm" svg:y1="23.352cm" svg:x2="11.541cm" svg:y2="23.352cm">
          <text:p/>
        </draw:line>
        <draw:line draw:style-name="gr4" draw:text-style-name="P1" draw:layer="layout" svg:x1="4.556cm" svg:y1="18.907cm" svg:x2="4.556cm" svg:y2="22.209cm">
          <text:p/>
        </draw:line>
        <draw:line draw:style-name="gr4" draw:text-style-name="P1" draw:layer="layout" svg:x1="13.319cm" svg:y1="18.907cm" svg:x2="13.319cm" svg:y2="22.082cm">
          <text:p/>
        </draw:line>
        <draw:rect draw:style-name="gr1" draw:text-style-name="P1" draw:layer="layout" svg:width="3.937cm" svg:height="2.286cm" svg:x="2.905cm" svg:y="26.908cm">
          <text:p/>
        </draw:rect>
        <draw:rect draw:style-name="gr2" draw:text-style-name="P1" draw:layer="layout" svg:width="3.937cm" svg:height="2.286cm" svg:x="2.905cm" svg:y="32.369cm">
          <text:p text:style-name="P1">LP</text:p>
        </draw:rect>
        <draw:rect draw:style-name="gr3" draw:text-style-name="P1" draw:layer="layout" svg:width="3.937cm" svg:height="2.286cm" svg:x="2.906cm" svg:y="26.908cm">
          <text:p text:style-name="P1">CE</text:p>
        </draw:rect>
        <draw:rect draw:style-name="gr3" draw:text-style-name="P1" draw:layer="layout" svg:width="3.937cm" svg:height="2.286cm" svg:x="11.541cm" svg:y="32.369cm">
          <text:p text:style-name="P1">{x1,x2,...,xn}</text:p>
        </draw:rect>
        <draw:rect draw:style-name="gr3" draw:text-style-name="P1" draw:layer="layout" svg:width="3.937cm" svg:height="2.286cm" svg:x="11.541cm" svg:y="26.908cm">
          <text:p text:style-name="P1">T/F</text:p>
        </draw:rect>
        <draw:line draw:style-name="gr4" draw:text-style-name="P1" draw:layer="layout" svg:x1="6.842cm" svg:y1="28.051cm" svg:x2="11.668cm" svg:y2="28.051cm">
          <text:p/>
        </draw:line>
        <draw:line draw:style-name="gr4" draw:text-style-name="P1" draw:layer="layout" svg:x1="6.842cm" svg:y1="33.639cm" svg:x2="11.668cm" svg:y2="33.639cm">
          <text:p/>
        </draw:line>
        <draw:line draw:style-name="gr4" draw:text-style-name="P1" draw:layer="layout" svg:x1="4.683cm" svg:y1="29.194cm" svg:x2="4.683cm" svg:y2="32.496cm">
          <text:p/>
        </draw:line>
        <draw:line draw:style-name="gr4" draw:text-style-name="P1" draw:layer="layout" svg:x1="13.446cm" svg:y1="29.194cm" svg:x2="13.446cm" svg:y2="32.369cm">
          <text:p/>
        </draw:line>
        <draw:frame draw:style-name="gr6" draw:text-style-name="P1" draw:layer="layout" svg:width="8.001cm" svg:height="8.128cm" svg:x="16.875cm" svg:y="23.225cm">
          <draw:image xlink:href="Pictures/10000201000000B3000000A8095228F2.png" xlink:type="simple" xlink:show="embed" xlink:actuate="onLoad">
            <text:p/>
          </draw:image>
        </draw:frame>
      </draw:page>
      <draw:page draw:name="page2" draw:style-name="dp1" draw:master-page-name="Default">
        <draw:rect draw:style-name="gr1" draw:text-style-name="P1" draw:layer="layout" svg:width="3.937cm" svg:height="2.286cm" svg:x="2.905cm" svg:y="5.445cm">
          <text:p/>
        </draw:rect>
        <draw:rect draw:style-name="gr2" draw:text-style-name="P2" draw:layer="layout" svg:width="3.937cm" svg:height="2.286cm" svg:x="2.905cm" svg:y="10.906cm">
          <text:p text:style-name="P2">Output B</text:p>
        </draw:rect>
        <draw:rect draw:style-name="gr3" draw:text-style-name="P2" draw:layer="layout" svg:width="3.937cm" svg:height="2.286cm" svg:x="2.906cm" svg:y="5.445cm">
          <text:p text:style-name="P2">Input B</text:p>
        </draw:rect>
        <draw:rect draw:style-name="gr3" draw:text-style-name="P2" draw:layer="layout" svg:width="3.937cm" svg:height="2.286cm" svg:x="11.541cm" svg:y="10.906cm">
          <text:p text:style-name="P2">Output SAT</text:p>
        </draw:rect>
        <draw:rect draw:style-name="gr3" draw:text-style-name="P2" draw:layer="layout" svg:width="3.937cm" svg:height="2.286cm" svg:x="11.541cm" svg:y="5.445cm">
          <text:p text:style-name="P2">Input SAT</text:p>
        </draw:rect>
        <draw:line draw:style-name="gr4" draw:text-style-name="P1" draw:layer="layout" svg:x1="6.842cm" svg:y1="6.588cm" svg:x2="11.668cm" svg:y2="6.588cm">
          <text:p/>
        </draw:line>
        <draw:line draw:style-name="gr4" draw:text-style-name="P1" draw:layer="layout" svg:x1="6.842cm" svg:y1="12.176cm" svg:x2="11.668cm" svg:y2="12.176cm">
          <text:p/>
        </draw:line>
        <draw:rect draw:style-name="gr3" draw:text-style-name="P2" draw:layer="layout" svg:width="3.937cm" svg:height="2.286cm" svg:x="20.304cm" svg:y="10.906cm">
          <text:p text:style-name="P2">Output C</text:p>
        </draw:rect>
        <draw:line draw:style-name="gr4" draw:text-style-name="P1" draw:layer="layout" svg:x1="15.478cm" svg:y1="12.049cm" svg:x2="20.304cm" svg:y2="12.049cm">
          <text:p/>
        </draw:line>
        <draw:rect draw:style-name="gr3" draw:text-style-name="P2" draw:layer="layout" svg:width="3.937cm" svg:height="2.286cm" svg:x="20.304cm" svg:y="5.445cm">
          <text:p text:style-name="P2">Input C</text:p>
        </draw:rect>
        <draw:line draw:style-name="gr4" draw:text-style-name="P1" draw:layer="layout" svg:x1="15.478cm" svg:y1="6.588cm" svg:x2="20.304cm" svg:y2="6.588cm">
          <text:p/>
        </draw:line>
        <draw:line draw:style-name="gr4" draw:text-style-name="P1" draw:layer="layout" svg:x1="22.209cm" svg:y1="7.731cm" svg:x2="22.209cm" svg:y2="11.033cm">
          <text:p/>
        </draw:line>
        <draw:frame draw:style-name="gr5" draw:text-style-name="P2" draw:layer="layout" svg:width="2.551cm" svg:height="0.963cm" svg:x="7.72cm" svg:y="5.498cm">
          <draw:text-box>
            <text:p text:style-name="P2">f1</text:p>
          </draw:text-box>
        </draw:frame>
        <draw:frame draw:style-name="gr5" draw:text-style-name="P2" draw:layer="layout" svg:width="2.551cm" svg:height="0.963cm" svg:x="16.483cm" svg:y="5.572cm">
          <draw:text-box>
            <text:p text:style-name="P2">f2</text:p>
          </draw:text-box>
        </draw:frame>
        <draw:frame draw:style-name="gr5" draw:text-style-name="P2" draw:layer="layout" svg:width="2.551cm" svg:height="0.963cm" svg:x="21.944cm" svg:y="8.927cm">
          <draw:text-box>
            <text:p text:style-name="P2">Pc</text:p>
          </draw:text-box>
        </draw:frame>
        <draw:frame draw:style-name="gr5" draw:text-style-name="P2" draw:layer="layout" svg:width="2.551cm" svg:height="0.963cm" svg:x="16.367cm" svg:y="10.959cm">
          <draw:text-box>
            <text:p text:style-name="P2">h2</text:p>
          </draw:text-box>
        </draw:frame>
        <draw:frame draw:style-name="gr5" draw:text-style-name="P2" draw:layer="layout" svg:width="2.551cm" svg:height="0.963cm" svg:x="7.72cm" svg:y="11.16cm">
          <draw:text-box>
            <text:p text:style-name="P2">h1</text:p>
          </draw:text-box>
        </draw:frame>
        <draw:rect draw:style-name="gr1" draw:text-style-name="P1" draw:layer="layout" svg:width="3.937cm" svg:height="2.286cm" svg:x="2.778cm" svg:y="16.621cm">
          <text:p/>
        </draw:rect>
        <draw:rect draw:style-name="gr2" draw:text-style-name="P2" draw:layer="layout" svg:width="3.937cm" svg:height="2.286cm" svg:x="2.778cm" svg:y="22.082cm">
          <text:p text:style-name="P2">ILP</text:p>
        </draw:rect>
        <draw:rect draw:style-name="gr3" draw:text-style-name="P2" draw:layer="layout" svg:width="3.937cm" svg:height="2.286cm" svg:x="2.779cm" svg:y="16.621cm">
          <text:p text:style-name="P2">BM</text:p>
        </draw:rect>
        <draw:rect draw:style-name="gr3" draw:text-style-name="P2" draw:layer="layout" svg:width="3.937cm" svg:height="2.286cm" svg:x="11.414cm" svg:y="22.082cm">
          <text:p text:style-name="P2">{x1,x2,...,xn}</text:p>
        </draw:rect>
        <draw:rect draw:style-name="gr3" draw:text-style-name="P2" draw:layer="layout" svg:width="3.937cm" svg:height="2.286cm" svg:x="11.414cm" svg:y="16.621cm">
          <text:p text:style-name="P2">MIS</text:p>
        </draw:rect>
        <draw:line draw:style-name="gr4" draw:text-style-name="P1" draw:layer="layout" svg:x1="6.715cm" svg:y1="17.764cm" svg:x2="11.541cm" svg:y2="17.764cm">
          <text:p/>
        </draw:line>
        <draw:line draw:style-name="gr4" draw:text-style-name="P1" draw:layer="layout" svg:x1="6.715cm" svg:y1="23.352cm" svg:x2="11.541cm" svg:y2="23.352cm">
          <text:p/>
        </draw:line>
        <draw:line draw:style-name="gr4" draw:text-style-name="P1" draw:layer="layout" svg:x1="4.556cm" svg:y1="18.907cm" svg:x2="4.556cm" svg:y2="22.209cm">
          <text:p/>
        </draw:line>
        <draw:line draw:style-name="gr4" draw:text-style-name="P1" draw:layer="layout" svg:x1="13.319cm" svg:y1="18.907cm" svg:x2="13.319cm" svg:y2="22.082cm">
          <text:p/>
        </draw:line>
        <draw:rect draw:style-name="gr1" draw:text-style-name="P1" draw:layer="layout" svg:width="3.937cm" svg:height="2.286cm" svg:x="2.905cm" svg:y="26.908cm">
          <text:p/>
        </draw:rect>
        <draw:rect draw:style-name="gr2" draw:text-style-name="P2" draw:layer="layout" svg:width="3.937cm" svg:height="2.286cm" svg:x="2.905cm" svg:y="32.369cm">
          <text:p text:style-name="P2">LP</text:p>
        </draw:rect>
        <draw:rect draw:style-name="gr3" draw:text-style-name="P2" draw:layer="layout" svg:width="3.937cm" svg:height="2.286cm" svg:x="2.906cm" svg:y="26.908cm">
          <text:p text:style-name="P2">CE</text:p>
        </draw:rect>
        <draw:rect draw:style-name="gr3" draw:text-style-name="P2" draw:layer="layout" svg:width="3.937cm" svg:height="2.286cm" svg:x="11.541cm" svg:y="32.369cm">
          <text:p text:style-name="P2">{x1,x2,...,xn}</text:p>
        </draw:rect>
        <draw:rect draw:style-name="gr3" draw:text-style-name="P2" draw:layer="layout" svg:width="3.937cm" svg:height="2.286cm" svg:x="11.541cm" svg:y="26.908cm">
          <text:p text:style-name="P2">T/F</text:p>
        </draw:rect>
        <draw:line draw:style-name="gr4" draw:text-style-name="P1" draw:layer="layout" svg:x1="6.842cm" svg:y1="28.051cm" svg:x2="11.668cm" svg:y2="28.051cm">
          <text:p/>
        </draw:line>
        <draw:line draw:style-name="gr4" draw:text-style-name="P1" draw:layer="layout" svg:x1="6.842cm" svg:y1="33.639cm" svg:x2="11.668cm" svg:y2="33.639cm">
          <text:p/>
        </draw:line>
        <draw:line draw:style-name="gr4" draw:text-style-name="P1" draw:layer="layout" svg:x1="4.683cm" svg:y1="29.194cm" svg:x2="4.683cm" svg:y2="32.496cm">
          <text:p/>
        </draw:line>
        <draw:line draw:style-name="gr4" draw:text-style-name="P1" draw:layer="layout" svg:x1="13.446cm" svg:y1="29.194cm" svg:x2="13.446cm" svg:y2="32.369cm">
          <text:p/>
        </draw:line>
        <draw:frame draw:style-name="gr6" draw:text-style-name="P1" draw:layer="layout" svg:width="8.001cm" svg:height="8.128cm" svg:x="16.875cm" svg:y="23.225cm">
          <draw:image xlink:href="Pictures/10000201000000B3000000A8095228F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insheng Zhang</meta:initial-creator>
    <meta:creation-date>2015-02-08T20:43:01</meta:creation-date>
    <dc:date>2015-02-16T01:23:56</dc:date>
    <dc:creator>Minsheng Zhang</dc:creator>
    <meta:editing-duration>PT3H55M29S</meta:editing-duration>
    <meta:editing-cycles>13</meta:editing-cycles>
    <meta:generator>OpenOffice/4.1.0$Unix OpenOffice.org_project/410m18$Build-9764</meta:generator>
    <meta:document-statistic meta:object-count="72"/>
  </office:meta>
</office:document-meta>
</file>